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7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C9211E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99FFCC"/>
    </style:style>
    <style:style style:name="ce24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3" table:visibility="collapse"/>
        <table:table-column table:style-name="co3" table:default-cell-style-name="ce25" table:visibility="collapse"/>
        <table:table-column table:style-name="co2" table:default-cell-style-name="ce22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office:value-type="string" table:style-name="ce1">
            <text:p>Столбец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0">
            <text:p>700</text:p>
          </table:table-cell>
          <table:table-cell table:style-name="ce11"/>
          <table:table-cell office:value-type="float" office:value="700" table:formula="of:=[.E2]" table:style-name="ce1">
            <text:p>7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table:style-name="ce1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900" table:style-name="ce10">
            <text:p>900</text:p>
          </table:table-cell>
          <table:table-cell table:style-name="ce11"/>
          <table:table-cell office:value-type="float" office:value="900" table:formula="of:=[.E5]" table:style-name="ce1">
            <text:p>9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2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3"/>
          <table:table-cell table:style-name="ce1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75" table:style-name="ce10">
            <text:p>75</text:p>
          </table:table-cell>
          <table:table-cell table:style-name="ce11"/>
          <table:table-cell office:value-type="float" office:value="75" table:formula="of:=[.E7]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4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3"/>
          <table:table-cell table:style-name="ce1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60" table:style-name="ce10">
            <text:p>160</text:p>
          </table:table-cell>
          <table:table-cell table:style-name="ce11"/>
          <table:table-cell office:value-type="float" office:value="160" table:formula="of:=[.E9]" table:style-name="ce1">
            <text:p>1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0">
            <text:p>30</text:p>
          </table:table-cell>
          <table:table-cell table:style-name="ce11"/>
          <table:table-cell office:value-type="float" office:value="30" table:formula="of:=[.E10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шт</text:p>
          </table:table-cell>
          <table:table-cell office:value-type="float" office:value="24" table:formula="of:=[.E11]*0.4" table:style-name="ce1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0">
            <text:p>100</text:p>
          </table:table-cell>
          <table:table-cell table:style-name="ce11"/>
          <table:table-cell office:value-type="float" office:value="100" table:formula="of:=[.E12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5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0">
            <text:p>100</text:p>
          </table:table-cell>
          <table:table-cell table:style-name="ce11"/>
          <table:table-cell office:value-type="float" office:value="100" table:formula="of:=[.E14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3"/>
          <table:table-cell table:style-name="ce17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8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8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8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8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8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40" table:style-name="ce10">
            <text:p>140</text:p>
          </table:table-cell>
          <table:table-cell table:style-name="ce18"/>
          <table:table-cell office:value-type="float" office:value="140" table:formula="of:=[.E21]" table:style-name="ce1">
            <text:p>1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00" table:style-name="ce10">
            <text:p>100</text:p>
          </table:table-cell>
          <table:table-cell table:style-name="ce11"/>
          <table:table-cell office:value-type="float" office:value="100" table:formula="of:=[.E22]" table:style-name="ce1">
            <text:p>10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300" table:style-name="ce10">
            <text:p>300</text:p>
          </table:table-cell>
          <table:table-cell table:style-name="ce11"/>
          <table:table-cell office:value-type="float" office:value="300" table:formula="of:=[.E23]" table:style-name="ce1">
            <text:p>30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20" table:style-name="ce10">
            <text:p>20</text:p>
          </table:table-cell>
          <table:table-cell table:style-name="ce11"/>
          <table:table-cell office:value-type="float" office:value="20" table:formula="of:=[.E24]" table:style-name="ce1">
            <text:p>2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style-name="ce1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table:style-name="ce11"/>
          <table:table-cell office:value-type="float" office:value="60" table:formula="of:=[.E26]" table:style-name="ce1">
            <text:p>6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5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8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20" table:style-name="ce10">
            <text:p>20</text:p>
          </table:table-cell>
          <table:table-cell table:style-name="ce18"/>
          <table:table-cell office:value-type="float" office:value="20" table:formula="of:=[.E29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8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8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9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6" table:style-name="ce10">
            <text:p>16</text:p>
          </table:table-cell>
          <table:table-cell table:style-name="ce11"/>
          <table:table-cell office:value-type="float" office:value="16" table:formula="of:=[.E33]" table:style-name="ce1">
            <text:p>16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2" table:style-name="ce10">
            <text:p>12</text:p>
          </table:table-cell>
          <table:table-cell table:style-name="ce11"/>
          <table:table-cell office:value-type="float" office:value="12" table:formula="of:=[.E34]" table:style-name="ce1">
            <text:p>1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" table:style-name="ce10">
            <text:p>20</text:p>
          </table:table-cell>
          <table:table-cell table:style-name="ce11"/>
          <table:table-cell office:value-type="float" office:value="20" table:formula="of:=[.E36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style-name="ce10"/>
          <table:table-cell table:style-name="ce11"/>
          <table:table-cell office:value-type="float" office:value="0" table:formula="of:=[.E3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table:style-name="ce10"/>
          <table:table-cell table:style-name="ce11"/>
          <table:table-cell office:value-type="float" office:value="0" table:formula="of:=[.E3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20" table:style-name="ce10">
            <text:p>120</text:p>
          </table:table-cell>
          <table:table-cell table:style-name="ce11"/>
          <table:table-cell office:value-type="float" office:value="120" table:formula="of:=[.E43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style-name="ce11"/>
          <table:table-cell office:value-type="float" office:value="1000" table:formula="of:=[.E44]" table:style-name="ce1">
            <text:p>10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style-name="ce11"/>
          <table:table-cell office:value-type="float" office:value="100" table:formula="of:=[.E45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30" table:style-name="ce10">
            <text:p>130</text:p>
          </table:table-cell>
          <table:table-cell table:style-name="ce11"/>
          <table:table-cell office:value-type="float" office:value="130" table:formula="of:=[.E48]" table:style-name="ce1">
            <text:p>13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20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5" table:style-name="ce10">
            <text:p>15</text:p>
          </table:table-cell>
          <table:table-cell table:style-name="ce11"/>
          <table:table-cell office:value-type="float" office:value="15" table:formula="of:=[.E50]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1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20" table:style-name="ce10">
            <text:p>120</text:p>
          </table:table-cell>
          <table:table-cell table:style-name="ce11"/>
          <table:table-cell office:value-type="float" office:value="120" table:formula="of:=[.E52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22"/>
          <table:table-cell table:style-name="ce1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3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22">
            <text:p>30</text:p>
          </table:table-cell>
          <table:table-cell table:style-name="ce11"/>
          <table:table-cell office:value-type="float" office:value="30" table:formula="of:=[.E54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23"/>
          <table:table-cell table:style-name="ce9"/>
          <table:table-cell table:style-name="ce22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23"/>
          <table:table-cell table:style-name="ce9"/>
          <table:table-cell office:value-type="float" office:value="4478" table:formula="of:=SUM([.E2:.E54])" table:style-name="ce22">
            <text:p>4478</text:p>
          </table:table-cell>
          <table:table-cell table:style-name="ce1"/>
          <table:table-cell office:value-type="float" office:value="4442" table:formula="of:=SUM([.G2:.G54])" table:style-name="ce22">
            <text:p>4442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3"/>
          <table:table-cell table:style-name="ce9"/>
          <table:table-cell table:style-name="ce22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3"/>
          <table:table-cell table:style-name="ce24"/>
          <table:table-cell table:style-name="ce22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3"/>
          <table:table-cell table:style-name="ce9"/>
          <table:table-cell table:style-name="ce22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G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2-10T09:52:19Z</dc:date>
    <meta:print-date>2024-07-02T10:41:14Z</meta:print-date>
    <meta:editing-cycles>123</meta:editing-cycles>
    <meta:editing-duration>PT151988S</meta:editing-duration>
  </office:meta>
</office:document-meta>
</file>